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4ea6b"/>
    </style:style>
    <style:style style:name="ce9" style:family="table-cell" style:parent-style-name="Default">
      <style:text-properties fo:color="#c9211e"/>
    </style:style>
    <style:style style:name="ce10" style:family="table-cell" style:parent-style-name="Default">
      <style:table-cell-properties fo:background-color="#d4ea6b"/>
      <style:text-properties fo:color="#c9211e"/>
    </style:style>
    <style:style style:name="ce15" style:family="table-cell" style:parent-style-name="Default">
      <style:text-properties style:use-window-font-color="true"/>
    </style:style>
    <style:style style:name="ce11" style:family="table-cell" style:parent-style-name="Default">
      <style:text-properties fo:color="#729fcf"/>
    </style:style>
    <style:style style:name="ce12" style:family="table-cell" style:parent-style-name="Default">
      <style:table-cell-properties fo:background-color="#d4ea6b"/>
      <style:text-properties fo:color="#729fcf"/>
    </style:style>
    <style:style style:name="ce18" style:family="table-cell" style:parent-style-name="Default">
      <style:table-cell-properties fo:background-color="#d4ea6b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5" table:default-cell-style-name="ce2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term.a</text:p>
          </table:table-cell>
          <table:table-cell table:style-name="ce1" office:value-type="string" calcext:value-type="string">
            <text:p>vot1st</text:p>
          </table:table-cell>
          <table:table-cell table:style-name="ce1" office:value-type="string" calcext:value-type="string">
            <text:p>votlast</text:p>
          </table:table-cell>
          <table:table-cell table:style-name="ce3" office:value-type="string" calcext:value-type="string">
            <text:p>m1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m3</text:p>
          </table:table-cell>
          <table:table-cell table:style-name="ce3" office:value-type="string" calcext:value-type="string">
            <text:p>m4</text:p>
          </table:table-cell>
          <table:table-cell table:style-name="ce3" office:value-type="string" calcext:value-type="string">
            <text:p>m5</text:p>
          </table:table-cell>
          <table:table-cell table:style-name="ce3" office:value-type="string" calcext:value-type="string">
            <text:p>m6</text:p>
          </table:table-cell>
          <table:table-cell table:style-name="ce3" office:value-type="string" calcext:value-type="string">
            <text:p>m7</text:p>
          </table:table-cell>
          <table:table-cell table:style-name="ce3" office:value-type="string" calcext:value-type="string">
            <text:p>m8</text:p>
          </table:table-cell>
          <table:table-cell table:style-name="ce3" office:value-type="string" calcext:value-type="string">
            <text:p>m9</text:p>
          </table:table-cell>
          <table:table-cell table:style-name="ce3" office:value-type="string" calcext:value-type="string">
            <text:p>m10</text:p>
          </table:table-cell>
          <table:table-cell table:style-name="ce3" office:value-type="string" calcext:value-type="string">
            <text:p>m11</text:p>
          </table:table-cell>
          <table:table-cell table:style-name="ce3" office:value-type="string" calcext:value-type="string">
            <text:p>note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940603" calcext:value-type="float">
            <text:p>19940603</text:p>
          </table:table-cell>
          <table:table-cell office:value-type="float" office:value="19960712" calcext:value-type="float">
            <text:p>19960712</text:p>
          </table:table-cell>
          <table:table-cell table:style-name="Default" office:value-type="string" calcext:value-type="string">
            <text:p>segob</text:p>
          </table:table-cell>
          <table:table-cell table:style-name="ce4" office:value-type="string" calcext:value-type="string">
            <text:p>creel</text:p>
          </table:table-cell>
          <table:table-cell table:style-name="ce4" office:value-type="string" calcext:value-type="string">
            <text:p>granados</text:p>
          </table:table-cell>
          <table:table-cell table:style-name="ce4" office:value-type="string" calcext:value-type="string">
            <text:p>pinchetti</text:p>
          </table:table-cell>
          <table:table-cell table:style-name="ce4" office:value-type="string" calcext:value-type="string">
            <text:p>pozas</text:p>
          </table:table-cell>
          <table:table-cell table:style-name="ce4" office:value-type="string" calcext:value-type="string">
            <text:p>woldenberg</text:p>
          </table:table-cell>
          <table:table-cell table:style-name="ce4" office:value-type="string" calcext:value-type="string">
            <text:p>zertuche</text:p>
          </table:table-cell>
          <table:table-cell office:value-type="string" calcext:value-type="string">
            <text:p>senpri</text:p>
          </table:table-cell>
          <table:table-cell office:value-type="string" calcext:value-type="string">
            <text:p>senprd</text:p>
          </table:table-cell>
          <table:table-cell office:value-type="string" calcext:value-type="string">
            <text:p>dippri</text:p>
          </table:table-cell>
          <table:table-cell office:value-type="string" calcext:value-type="string">
            <text:p>dippan</text:p>
          </table:table-cell>
          <table:table-cell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9961031" calcext:value-type="float">
            <text:p>19961031</text:p>
          </table:table-cell>
          <table:table-cell office:value-type="float" office:value="20001114" calcext:value-type="float">
            <text:p>20001114</text:p>
          </table:table-cell>
          <table:table-cell table:style-name="Default" office:value-type="string" calcext:value-type="string">
            <text:p>woldenberg</text:p>
          </table:table-cell>
          <table:table-cell table:style-name="ce4" office:value-type="string" calcext:value-type="string">
            <text:p>barragan</text:p>
          </table:table-cell>
          <table:table-cell table:style-name="ce4" office:value-type="string" calcext:value-type="string">
            <text:p>cantu</text:p>
          </table:table-cell>
          <table:table-cell table:style-name="ce4" office:value-type="string" calcext:value-type="string">
            <text:p>cardenas</text:p>
          </table:table-cell>
          <table:table-cell table:style-name="ce4" office:value-type="string" calcext:value-type="string">
            <text:p>lujambio</text:p>
          </table:table-cell>
          <table:table-cell table:style-name="ce4" office:value-type="string" calcext:value-type="string">
            <text:p>merino</text:p>
          </table:table-cell>
          <table:table-cell table:style-name="ce4" office:value-type="string" calcext:value-type="string">
            <text:p>molinar</text:p>
          </table:table-cell>
          <table:table-cell table:style-name="ce4" office:value-type="string" calcext:value-type="string">
            <text:p>peschard</text:p>
          </table:table-cell>
          <table:table-cell table:style-name="ce4" office:value-type="string" calcext:value-type="string">
            <text:p>zebadu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01211" calcext:value-type="float">
            <text:p>20001211</text:p>
          </table:table-cell>
          <table:table-cell office:value-type="float" office:value="20031021" calcext:value-type="float">
            <text:p>20031021</text:p>
          </table:table-cell>
          <table:table-cell table:style-name="Default" office:value-type="string" calcext:value-type="string">
            <text:p>woldenberg</text:p>
          </table:table-cell>
          <table:table-cell table:style-name="Default" office:value-type="string" calcext:value-type="string">
            <text:p>barragan</text:p>
          </table:table-cell>
          <table:table-cell table:style-name="Default" office:value-type="string" calcext:value-type="string">
            <text:p>cantu</text:p>
          </table:table-cell>
          <table:table-cell table:style-name="Default" office:value-type="string" calcext:value-type="string">
            <text:p>cardenas</text:p>
          </table:table-cell>
          <table:table-cell office:value-type="string" calcext:value-type="string">
            <text:p>lujambio</text:p>
          </table:table-cell>
          <table:table-cell table:style-name="ce4" office:value-type="string" calcext:value-type="string">
            <text:p>luken</text:p>
          </table:table-cell>
          <table:table-cell office:value-type="string" calcext:value-type="string">
            <text:p>merino</text:p>
          </table:table-cell>
          <table:table-cell office:value-type="string" calcext:value-type="string">
            <text:p>peschard</text:p>
          </table:table-cell>
          <table:table-cell table:style-name="ce4" office:value-type="string" calcext:value-type="string">
            <text:p>river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31105" calcext:value-type="float">
            <text:p>20031105</text:p>
          </table:table-cell>
          <table:table-cell office:value-type="float" office:value="20071128" calcext:value-type="float">
            <text:p>20071128</text:p>
          </table:table-cell>
          <table:table-cell table:style-name="ce4" office:value-type="string" calcext:value-type="string">
            <text:p>ugalde</text:p>
          </table:table-cell>
          <table:table-cell table:style-name="ce4" office:value-type="string" calcext:value-type="string">
            <text:p>albo</text:p>
          </table:table-cell>
          <table:table-cell table:style-name="ce10" office:value-type="string" calcext:value-type="string">
            <text:p>alcantar</text:p>
          </table:table-cell>
          <table:table-cell table:style-name="ce4" office:value-type="string" calcext:value-type="string">
            <text:p>andrade</text:p>
          </table:table-cell>
          <table:table-cell table:style-name="ce4" office:value-type="string" calcext:value-type="string">
            <text:p>glezluna</text:p>
          </table:table-cell>
          <table:table-cell table:style-name="ce4" office:value-type="string" calcext:value-type="string">
            <text:p>latapi</text:p>
          </table:table-cell>
          <table:table-cell table:style-name="ce4" office:value-type="string" calcext:value-type="string">
            <text:p>lopezflores</text:p>
          </table:table-cell>
          <table:table-cell table:style-name="ce4" office:value-type="string" calcext:value-type="string">
            <text:p>morales</text:p>
          </table:table-cell>
          <table:table-cell table:style-name="ce12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0071217" calcext:value-type="float">
            <text:p>20071217</text:p>
          </table:table-cell>
          <table:table-cell office:value-type="float" office:value="20080128" calcext:value-type="float">
            <text:p>20080128</text:p>
          </table:table-cell>
          <table:table-cell table:style-name="Default" office:value-type="string" calcext:value-type="string">
            <text:p>albo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glezluna</text:p>
          </table:table-cell>
          <table:table-cell office:value-type="string" calcext:value-type="string">
            <text:p>latapi</text:p>
          </table:table-cell>
          <table:table-cell office:value-type="string" calcext:value-type="string">
            <text:p>lopezflores</text:p>
          </table:table-cell>
          <table:table-cell office:value-type="string" calcext:value-type="string">
            <text:p>morales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  <table:table-cell office:value-type="string" calcext:value-type="string">
            <text:p>period=5 is period=4 minus ugalde and has 1 contested vote only</text:p>
          </table:table-cell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80215" calcext:value-type="float">
            <text:p>20080215</text:p>
          </table:table-cell>
          <table:table-cell office:value-type="float" office:value="20080814" calcext:value-type="float">
            <text:p>20080814</text:p>
          </table:table-cell>
          <table:table-cell table:style-name="ce4" office:value-type="string" calcext:value-type="string">
            <text:p>valdes</text:p>
          </table:table-cell>
          <table:table-cell table:style-name="Default" office:value-type="string" calcext:value-type="string">
            <text:p>albo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ce4" office:value-type="string" calcext:value-type="string">
            <text:p>banos</text:p>
          </table:table-cell>
          <table:table-cell office:value-type="string" calcext:value-type="string">
            <text:p>glezluna</text:p>
          </table:table-cell>
          <table:table-cell office:value-type="string" calcext:value-type="string">
            <text:p>lopezflores</text:p>
          </table:table-cell>
          <table:table-cell table:style-name="ce4" office:value-type="string" calcext:value-type="string">
            <text:p>nacif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20080821" calcext:value-type="float">
            <text:p>20080821</text:p>
          </table:table-cell>
          <table:table-cell office:value-type="float" office:value="20101027" calcext:value-type="float">
            <text:p>20101027</text:p>
          </table:table-cell>
          <table:table-cell table:style-name="Default" office:value-type="string" calcext:value-type="string">
            <text:p>valdes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elizondo</text:p>
          </table:table-cell>
          <table:table-cell table:style-name="ce12" office:value-type="string" calcext:value-type="string">
            <text:p>figueroa</text:p>
          </table:table-cell>
          <table:table-cell table:style-name="ce10"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table:style-name="ce9"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20111215" calcext:value-type="float">
            <text:p>20111215</text:p>
          </table:table-cell>
          <table:table-cell office:value-type="float" office:value="20130206" calcext:value-type="float">
            <text:p>20130206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table:style-name="ce4" office:value-type="string" calcext:value-type="string">
            <text:p>garcia</text:p>
          </table:table-cell>
          <table:table-cell table:style-name="ce9" office:value-type="string" calcext:value-type="string">
            <text:p>guerrero</text:p>
          </table:table-cell>
          <table:table-cell table:style-name="ce18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0130220" calcext:value-type="float">
            <text:p>20130220</text:p>
          </table:table-cell>
          <table:table-cell office:value-type="float" office:value="20131028" calcext:value-type="float">
            <text:p>20131028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table:style-name="ce9" office:value-type="string" calcext:value-type="string">
            <text:p>guerrero</text:p>
          </table:table-cell>
          <table:table-cell table:style-name="ce15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  <table:table-cell office:value-type="string" calcext:value-type="string">
            <text:p>period=a is period=9 minus garcía rmz and has 84contested votes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0131031" calcext:value-type="float">
            <text:p>20131031</text:p>
          </table:table-cell>
          <table:table-cell office:value-type="float" office:value="20140402" calcext:value-type="float">
            <text:p>20140402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banos</text:p>
          </table:table-cell>
          <table:table-cell table:style-name="ce15" office:value-type="string" calcext:value-type="string">
            <text:p>marvan</text:p>
          </table:table-cell>
          <table:table-cell table:style-name="Default" office:value-type="string" calcext:value-type="string">
            <text:p>nacif</text:p>
          </table:table-cell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0140411" calcext:value-type="float">
            <text:p>20140411</text:p>
          </table:table-cell>
          <table:table-cell office:value-type="float" office:value="20170328" calcext:value-type="float">
            <text:p>20170328</text:p>
          </table:table-cell>
          <table:table-cell table:style-name="Default" office:value-type="string" calcext:value-type="string">
            <text:p>cordova</text:p>
          </table:table-cell>
          <table:table-cell table:style-name="ce4" office:value-type="string" calcext:value-type="string">
            <text:p>andrade2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favela</text:p>
          </table:table-cell>
          <table:table-cell table:style-name="ce4" office:value-type="string" calcext:value-type="string">
            <text:p>galindo</text:p>
          </table:table-cell>
          <table:table-cell table:style-name="ce4"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uiz</text:p>
          </table:table-cell>
          <table:table-cell table:style-name="ce12" office:value-type="string" calcext:value-type="string">
            <text:p>sanchez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snmartin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20170405" calcext:value-type="float">
            <text:p>20170405</text:p>
          </table:table-cell>
          <table:table-cell office:value-type="float" office:value="20200401" calcext:value-type="float">
            <text:p>20200401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andrade2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favela</text:p>
          </table:table-cell>
          <table:table-cell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avel</text:p>
          </table:table-cell>
          <table:table-cell table:style-name="ce4"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nmartin</text:p>
          </table:table-cell>
          <table:table-cell table:style-name="ce4"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20200417" calcext:value-type="float">
            <text:p>20200417</text:p>
          </table:table-cell>
          <table:table-cell office:value-type="float" office:value="20200708" calcext:value-type="float">
            <text:p>20200708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Default"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0200723" calcext:value-type="float">
            <text:p>20200723</text:p>
          </table:table-cell>
          <table:table-cell office:value-type="float" office:value="20230403" calcext:value-type="float">
            <text:p>20230403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ce4" office:value-type="string" calcext:value-type="string">
            <text:p>faz</text:p>
          </table:table-cell>
          <table:table-cell table:style-name="ce4" office:value-type="string" calcext:value-type="string">
            <text:p>humphrey</text:p>
          </table:table-cell>
          <table:table-cell table:style-name="ce4" office:value-type="string" calcext:value-type="string">
            <text:p>kib</text:p>
          </table:table-cell>
          <table:table-cell table:style-name="ce4" office:value-type="string" calcext:value-type="string">
            <text:p>magana</text:p>
          </table:table-cell>
          <table:table-cell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yrn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term.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2" office:value-type="string" calcext:value-type="string">
            <text:p>est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40603" calcext:value-type="float">
            <text:p>19940603</text:p>
          </table:table-cell>
          <table:table-cell office:value-type="float" office:value="19950602" calcext:value-type="float">
            <text:p>1995060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50603" calcext:value-type="float">
            <text:p>19950603</text:p>
          </table:table-cell>
          <table:table-cell office:value-type="float" office:value="19961030" calcext:value-type="float">
            <text:p>1996103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61031" calcext:value-type="float">
            <text:p>19961031</text:p>
          </table:table-cell>
          <table:table-cell office:value-type="float" office:value="19971030" calcext:value-type="float">
            <text:p>19971030</text:p>
          </table:table-cell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table:number-columns-repeated="3"/>
          <table:table-cell table:number-columns-repeated="3" office:value-type="float" office:value="2" calcext:value-type="float">
            <text:p>2</text:p>
          </table:table-cell>
          <table:table-cell office:value-type="float" office:value="19971031" calcext:value-type="float">
            <text:p>19971031</text:p>
          </table:table-cell>
          <table:table-cell office:value-type="float" office:value="19981030" calcext:value-type="float">
            <text:p>19981030</text:p>
          </table:table-cell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81031" calcext:value-type="float">
            <text:p>19981031</text:p>
          </table:table-cell>
          <table:table-cell office:value-type="float" office:value="19991030" calcext:value-type="float">
            <text:p>19991030</text:p>
          </table:table-cell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91031" calcext:value-type="float">
            <text:p>19991031</text:p>
          </table:table-cell>
          <table:table-cell office:value-type="float" office:value="20001210" calcext:value-type="float">
            <text:p>20001210</text:p>
          </table:table-cell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1211" calcext:value-type="float">
            <text:p>20001211</text:p>
          </table:table-cell>
          <table:table-cell office:value-type="float" office:value="20011030" calcext:value-type="float">
            <text:p>20011030</text:p>
          </table:table-cell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11031" calcext:value-type="float">
            <text:p>20011031</text:p>
          </table:table-cell>
          <table:table-cell office:value-type="float" office:value="20021030" calcext:value-type="float">
            <text:p>20021030</text:p>
          </table:table-cell>
          <table:table-cell office:value-type="float" office:value="2002" calcext:value-type="float">
            <text:p>200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21031" calcext:value-type="float">
            <text:p>20021031</text:p>
          </table:table-cell>
          <table:table-cell office:value-type="float" office:value="20031104" calcext:value-type="float">
            <text:p>20031104</text:p>
          </table:table-cell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31105" calcext:value-type="float">
            <text:p>20031105</text:p>
          </table:table-cell>
          <table:table-cell office:value-type="float" office:value="20041104" calcext:value-type="float">
            <text:p>20041104</text:p>
          </table:table-cell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41105" calcext:value-type="float">
            <text:p>20041105</text:p>
          </table:table-cell>
          <table:table-cell office:value-type="float" office:value="20051104" calcext:value-type="float">
            <text:p>20051104</text:p>
          </table:table-cell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51105" calcext:value-type="float">
            <text:p>20051105</text:p>
          </table:table-cell>
          <table:table-cell office:value-type="float" office:value="20061104" calcext:value-type="float">
            <text:p>20061104</text:p>
          </table:table-cell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61105" calcext:value-type="float">
            <text:p>20061105</text:p>
          </table:table-cell>
          <table:table-cell office:value-type="float" office:value="20080214" calcext:value-type="float">
            <text:p>20080214</text:p>
          </table:table-cell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80215" calcext:value-type="float">
            <text:p>20080215</text:p>
          </table:table-cell>
          <table:table-cell office:value-type="float" office:value="20080820" calcext:value-type="float">
            <text:p>20080820</text:p>
          </table:table-cell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80821" calcext:value-type="float">
            <text:p>20080821</text:p>
          </table:table-cell>
          <table:table-cell office:value-type="float" office:value="20090820" calcext:value-type="float">
            <text:p>20090820</text:p>
          </table:table-cell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90821" calcext:value-type="float">
            <text:p>20090821</text:p>
          </table:table-cell>
          <table:table-cell office:value-type="float" office:value="20101030" calcext:value-type="float">
            <text:p>20101030</text:p>
          </table:table-cell>
          <table:table-cell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111215" calcext:value-type="float">
            <text:p>20111215</text:p>
          </table:table-cell>
          <table:table-cell office:value-type="float" office:value="20130219" calcext:value-type="float">
            <text:p>20130219</text:p>
          </table:table-cell>
          <table:table-cell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0130220" calcext:value-type="float">
            <text:p>20130220</text:p>
          </table:table-cell>
          <table:table-cell office:value-type="float" office:value="20131030" calcext:value-type="float">
            <text:p>20131030</text:p>
          </table:table-cell>
          <table:table-cell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0131031" calcext:value-type="float">
            <text:p>20131031</text:p>
          </table:table-cell>
          <table:table-cell office:value-type="float" office:value="20140410" calcext:value-type="float">
            <text:p>20140410</text:p>
          </table:table-cell>
          <table:table-cell office:value-type="float" office:value="2014.3" calcext:value-type="float">
            <text:p>2014.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40411" calcext:value-type="float">
            <text:p>20140411</text:p>
          </table:table-cell>
          <table:table-cell office:value-type="float" office:value="20150410" calcext:value-type="float">
            <text:p>20150410</text:p>
          </table:table-cell>
          <table:table-cell office:value-type="float" office:value="2014.7" calcext:value-type="float">
            <text:p>2014.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50411" calcext:value-type="float">
            <text:p>20150411</text:p>
          </table:table-cell>
          <table:table-cell office:value-type="float" office:value="20160410" calcext:value-type="float">
            <text:p>20160410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60411" calcext:value-type="float">
            <text:p>20160411</text:p>
          </table:table-cell>
          <table:table-cell office:value-type="float" office:value="20170404" calcext:value-type="float">
            <text:p>20170404</text:p>
          </table:table-cell>
          <table:table-cell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70405" calcext:value-type="float">
            <text:p>20170405</text:p>
          </table:table-cell>
          <table:table-cell office:value-type="float" office:value="20180404" calcext:value-type="float">
            <text:p>20180404</text:p>
          </table:table-cell>
          <table:table-cell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80405" calcext:value-type="float">
            <text:p>20180405</text:p>
          </table:table-cell>
          <table:table-cell office:value-type="float" office:value="20190404" calcext:value-type="float">
            <text:p>20190404</text:p>
          </table:table-cell>
          <table:table-cell office:value-type="float" office:value="2018" calcext:value-type="float">
            <text:p>201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90405" calcext:value-type="float">
            <text:p>20190405</text:p>
          </table:table-cell>
          <table:table-cell office:value-type="float" office:value="20200416" calcext:value-type="float">
            <text:p>20200416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20200417" calcext:value-type="float">
            <text:p>20200417</text:p>
          </table:table-cell>
          <table:table-cell office:value-type="float" office:value="20200722" calcext:value-type="float">
            <text:p>20200722</text:p>
          </table:table-cell>
          <table:table-cell office:value-type="float" office:value="2020" calcext:value-type="float">
            <text:p>2020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00723" calcext:value-type="float">
            <text:p>20200723</text:p>
          </table:table-cell>
          <table:table-cell office:value-type="float" office:value="20210722" calcext:value-type="float">
            <text:p>20210722</text:p>
          </table:table-cell>
          <table:table-cell office:value-type="float" office:value="2021" calcext:value-type="float">
            <text:p>202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10723" calcext:value-type="float">
            <text:p>20210723</text:p>
          </table:table-cell>
          <table:table-cell office:value-type="float" office:value="20220722" calcext:value-type="float">
            <text:p>20220722</text:p>
          </table:table-cell>
          <table:table-cell office:value-type="float" office:value="2022" calcext:value-type="float">
            <text:p>20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20723" calcext:value-type="float">
            <text:p>20220723</text:p>
          </table:table-cell>
          <table:table-cell office:value-type="float" office:value="20230403" calcext:value-type="float">
            <text:p>20230403</text:p>
          </table:table-cell>
          <table:table-cell office:value-type="float" office:value="2023" calcext:value-type="float">
            <text:p>202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20:20:50.073627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1:02:30.771615941</meta:creation-date>
    <dc:date>2022-06-01T03:06:36.154456794</dc:date>
    <meta:editing-duration>P2DT6H49M44S</meta:editing-duration>
    <meta:editing-cycles>55</meta:editing-cycles>
    <meta:generator>LibreOffice/6.4.7.2$Linux_X86_64 LibreOffice_project/40$Build-2</meta:generator>
    <meta:document-statistic meta:table-count="1" meta:cell-count="395" meta:object-count="0"/>
  </office:meta>
</office:document-meta>
</file>